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Feuille1" table:style-name="ta1">
        <table:shapes>
          <draw:frame draw:z-index="0" draw:style-name="gr1" draw:text-style-name="P1" svg:width="15.999cm" svg:height="8.999cm" svg:x="17.001cm" svg:y="50.266cm">
            <draw:object draw:notify-on-update-of-ranges="Feuille1.E2:Feuille1.E131 Feuille1.F1:Feuille1.F1 Feuille1.F2:Feuille1.F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nsion blanc</text:p>
          </table:table-cell>
          <table:table-cell office:value-type="string" calcext:value-type="string">
            <text:p>Tension_bleu</text:p>
          </table:table-cell>
          <table:table-cell table:number-columns-repeated="2"/>
          <table:table-cell office:value-type="string" calcext:value-type="string">
            <text:p>Longueur donde</text:p>
          </table:table-cell>
          <table:table-cell office:value-type="string" calcext:value-type="string">
            <text:p>Absorbance</text:p>
          </table:table-cell>
          <table:table-cell/>
        </table:table-row>
        <table:table-row table:style-name="ro1">
          <table:table-cell office:value-type="float" office:value="-0.0603355" calcext:value-type="float">
            <text:p>-0,0603355</text:p>
          </table:table-cell>
          <table:table-cell office:value-type="float" office:value="-0.0357847" calcext:value-type="float">
            <text:p>-0,03578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LOG(ABS([.A2])/ABS([.B2]))" office:value-type="float" office:value="0.226875535410199" calcext:value-type="float">
            <text:p>0,226875535410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632192" calcext:value-type="float">
            <text:p>-0,0632192</text:p>
          </table:table-cell>
          <table:table-cell office:value-type="float" office:value="-0.0376552" calcext:value-type="float">
            <text:p>-0,03765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LOG(ABS([.A3])/ABS([.B3]))" office:value-type="float" office:value="0.225024037175315" calcext:value-type="float">
            <text:p>0,225024037175315</text:p>
          </table:table-cell>
          <table:table-cell/>
        </table:table-row>
        <table:table-row table:style-name="ro1">
          <table:table-cell office:value-type="float" office:value="-0.0649338" calcext:value-type="float">
            <text:p>-0,0649338</text:p>
          </table:table-cell>
          <table:table-cell office:value-type="float" office:value="-0.0385905" calcext:value-type="float">
            <text:p>-0,03859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LOG(ABS([.A4])/ABS([.B4]))" office:value-type="float" office:value="0.225990413455713" calcext:value-type="float">
            <text:p>0,225990413455713</text:p>
          </table:table-cell>
          <table:table-cell/>
        </table:table-row>
        <table:table-row table:style-name="ro1">
          <table:table-cell office:value-type="float" office:value="-0.0659471" calcext:value-type="float">
            <text:p>-0,0659471</text:p>
          </table:table-cell>
          <table:table-cell office:value-type="float" office:value="-0.0390581" calcext:value-type="float">
            <text:p>-0,03905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LOG(ABS([.A5])/ABS([.B5]))" office:value-type="float" office:value="0.227484589356279" calcext:value-type="float">
            <text:p>0,227484589356279</text:p>
          </table:table-cell>
          <table:table-cell/>
        </table:table-row>
        <table:table-row table:style-name="ro1">
          <table:table-cell office:value-type="float" office:value="-0.0663368" calcext:value-type="float">
            <text:p>-0,0663368</text:p>
          </table:table-cell>
          <table:table-cell office:value-type="float" office:value="-0.0392919" calcext:value-type="float">
            <text:p>-0,03929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LOG(ABS([.A6])/ABS([.B6]))" office:value-type="float" office:value="0.227451487820715" calcext:value-type="float">
            <text:p>0,227451487820715</text:p>
          </table:table-cell>
          <table:table-cell/>
        </table:table-row>
        <table:table-row table:style-name="ro1">
          <table:table-cell office:value-type="float" office:value="-0.0665706" calcext:value-type="float">
            <text:p>-0,0665706</text:p>
          </table:table-cell>
          <table:table-cell office:value-type="float" office:value="-0.0392919" calcext:value-type="float">
            <text:p>-0,03929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LOG(ABS([.A7])/ABS([.B7]))" office:value-type="float" office:value="0.228979441186828" calcext:value-type="float">
            <text:p>0,228979441186828</text:p>
          </table:table-cell>
          <table:table-cell/>
        </table:table-row>
        <table:table-row table:style-name="ro1">
          <table:table-cell office:value-type="float" office:value="-0.0658691" calcext:value-type="float">
            <text:p>-0,0658691</text:p>
          </table:table-cell>
          <table:table-cell office:value-type="float" office:value="-0.0388243" calcext:value-type="float">
            <text:p>-0,038824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LOG(ABS([.A8])/ABS([.B8]))" office:value-type="float" office:value="0.229578095350047" calcext:value-type="float">
            <text:p>0,229578095350047</text:p>
          </table:table-cell>
          <table:table-cell/>
        </table:table-row>
        <table:table-row table:style-name="ro1">
          <table:table-cell office:value-type="float" office:value="-0.0647" calcext:value-type="float">
            <text:p>-0,0647</text:p>
          </table:table-cell>
          <table:table-cell office:value-type="float" office:value="-0.0382787" calcext:value-type="float">
            <text:p>-0,03827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LOG(ABS([.A9])/ABS([.B9]))" office:value-type="float" office:value="0.227947100582008" calcext:value-type="float">
            <text:p>0,227947100582008</text:p>
          </table:table-cell>
          <table:table-cell/>
        </table:table-row>
        <table:table-row table:style-name="ro1">
          <table:table-cell office:value-type="float" office:value="-0.063453" calcext:value-type="float">
            <text:p>-0,063453</text:p>
          </table:table-cell>
          <table:table-cell office:value-type="float" office:value="-0.0374214" calcext:value-type="float">
            <text:p>-0,03742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LOG(ABS([.A10])/ABS([.B10]))" office:value-type="float" office:value="0.229332128779561" calcext:value-type="float">
            <text:p>0,229332128779561</text:p>
          </table:table-cell>
          <table:table-cell/>
        </table:table-row>
        <table:table-row table:style-name="ro1">
          <table:table-cell office:value-type="float" office:value="-0.0509048" calcext:value-type="float">
            <text:p>-0,0509048</text:p>
          </table:table-cell>
          <table:table-cell office:value-type="float" office:value="-0.0300172" calcext:value-type="float">
            <text:p>-0,03001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LOG(ABS([.A11])/ABS([.B11]))" office:value-type="float" office:value="0.229388556613459" calcext:value-type="float">
            <text:p>0,229388556613459</text:p>
          </table:table-cell>
          <table:table-cell/>
        </table:table-row>
        <table:table-row table:style-name="ro1">
          <table:table-cell office:value-type="float" office:value="-0.0492681" calcext:value-type="float">
            <text:p>-0,0492681</text:p>
          </table:table-cell>
          <table:table-cell office:value-type="float" office:value="-0.0292378" calcext:value-type="float">
            <text:p>-0,029237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LOG(ABS([.A12])/ABS([.B12]))" office:value-type="float" office:value="0.22662112324406" calcext:value-type="float">
            <text:p>0,22662112324406</text:p>
          </table:table-cell>
          <table:table-cell/>
        </table:table-row>
        <table:table-row table:style-name="ro1">
          <table:table-cell office:value-type="float" office:value="-0.0476314" calcext:value-type="float">
            <text:p>-0,0476314</text:p>
          </table:table-cell>
          <table:table-cell office:value-type="float" office:value="-0.0282246" calcext:value-type="float">
            <text:p>-0,028224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LOG(ABS([.A13])/ABS([.B13]))" office:value-type="float" office:value="0.227265550841417" calcext:value-type="float">
            <text:p>0,227265550841417</text:p>
          </table:table-cell>
          <table:table-cell/>
        </table:table-row>
        <table:table-row table:style-name="ro1">
          <table:table-cell office:value-type="float" office:value="-0.0458388" calcext:value-type="float">
            <text:p>-0,0458388</text:p>
          </table:table-cell>
          <table:table-cell office:value-type="float" office:value="-0.0272114" calcext:value-type="float">
            <text:p>-0,02721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LOG(ABS([.A14])/ABS([.B14]))" office:value-type="float" office:value="0.226482353462786" calcext:value-type="float">
            <text:p>0,226482353462786</text:p>
          </table:table-cell>
          <table:table-cell/>
        </table:table-row>
        <table:table-row table:style-name="ro1">
          <table:table-cell office:value-type="float" office:value="-0.044358" calcext:value-type="float">
            <text:p>-0,044358</text:p>
          </table:table-cell>
          <table:table-cell office:value-type="float" office:value="-0.0261982" calcext:value-type="float">
            <text:p>-0,026198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LOG(ABS([.A15])/ABS([.B15]))" office:value-type="float" office:value="0.228700503311873" calcext:value-type="float">
            <text:p>0,228700503311873</text:p>
          </table:table-cell>
          <table:table-cell/>
        </table:table-row>
        <table:table-row table:style-name="ro1">
          <table:table-cell office:value-type="float" office:value="-0.0426433" calcext:value-type="float">
            <text:p>-0,0426433</text:p>
          </table:table-cell>
          <table:table-cell office:value-type="float" office:value="-0.025107" calcext:value-type="float">
            <text:p>-0,02510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LOG(ABS([.A16])/ABS([.B16]))" office:value-type="float" office:value="0.230055983110446" calcext:value-type="float">
            <text:p>0,230055983110446</text:p>
          </table:table-cell>
          <table:table-cell/>
        </table:table-row>
        <table:table-row table:style-name="ro1">
          <table:table-cell office:value-type="float" office:value="-0.0408507" calcext:value-type="float">
            <text:p>-0,0408507</text:p>
          </table:table-cell>
          <table:table-cell office:value-type="float" office:value="-0.0240159" calcext:value-type="float">
            <text:p>-0,02401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LOG(ABS([.A17])/ABS([.B17]))" office:value-type="float" office:value="0.230700636274719" calcext:value-type="float">
            <text:p>0,230700636274719</text:p>
          </table:table-cell>
          <table:table-cell/>
        </table:table-row>
        <table:table-row table:style-name="ro1">
          <table:table-cell office:value-type="float" office:value="-0.0396816" calcext:value-type="float">
            <text:p>-0,0396816</text:p>
          </table:table-cell>
          <table:table-cell office:value-type="float" office:value="-0.0231586" calcext:value-type="float">
            <text:p>-0,023158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LOG(ABS([.A18])/ABS([.B18]))" office:value-type="float" office:value="0.233876873430356" calcext:value-type="float">
            <text:p>0,233876873430356</text:p>
          </table:table-cell>
          <table:table-cell/>
        </table:table-row>
        <table:table-row table:style-name="ro1">
          <table:table-cell office:value-type="float" office:value="-0.0385125" calcext:value-type="float">
            <text:p>-0,0385125</text:p>
          </table:table-cell>
          <table:table-cell office:value-type="float" office:value="-0.0224571" calcext:value-type="float">
            <text:p>-0,022457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LOG(ABS([.A19])/ABS([.B19]))" office:value-type="float" office:value="0.234248038442919" calcext:value-type="float">
            <text:p>0,234248038442919</text:p>
          </table:table-cell>
          <table:table-cell/>
        </table:table-row>
        <table:table-row table:style-name="ro1">
          <table:table-cell office:value-type="float" office:value="-0.0376552" calcext:value-type="float">
            <text:p>-0,0376552</text:p>
          </table:table-cell>
          <table:table-cell office:value-type="float" office:value="-0.0218336" calcext:value-type="float">
            <text:p>-0,021833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LOG(ABS([.A20])/ABS([.B20]))" office:value-type="float" office:value="0.236699609034289" calcext:value-type="float">
            <text:p>0,236699609034289</text:p>
          </table:table-cell>
          <table:table-cell/>
        </table:table-row>
        <table:table-row table:style-name="ro1">
          <table:table-cell office:value-type="float" office:value="-0.036642" calcext:value-type="float">
            <text:p>-0,036642</text:p>
          </table:table-cell>
          <table:table-cell office:value-type="float" office:value="-0.0212101" calcext:value-type="float">
            <text:p>-0,02121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LOG(ABS([.A21])/ABS([.B21]))" office:value-type="float" office:value="0.237436454274743" calcext:value-type="float">
            <text:p>0,237436454274743</text:p>
          </table:table-cell>
          <table:table-cell/>
        </table:table-row>
        <table:table-row table:style-name="ro1">
          <table:table-cell office:value-type="float" office:value="-0.0357068" calcext:value-type="float">
            <text:p>-0,0357068</text:p>
          </table:table-cell>
          <table:table-cell office:value-type="float" office:value="-0.0206645" calcext:value-type="float">
            <text:p>-0,020664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LOG(ABS([.A22])/ABS([.B22]))" office:value-type="float" office:value="0.23752602947467" calcext:value-type="float">
            <text:p>0,23752602947467</text:p>
          </table:table-cell>
          <table:table-cell/>
        </table:table-row>
        <table:table-row table:style-name="ro1">
          <table:table-cell office:value-type="float" office:value="-0.0348494" calcext:value-type="float">
            <text:p>-0,0348494</text:p>
          </table:table-cell>
          <table:table-cell office:value-type="float" office:value="-0.020119" calcext:value-type="float">
            <text:p>-0,02011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LOG(ABS([.A23])/ABS([.B23]))" office:value-type="float" office:value="0.238588914642075" calcext:value-type="float">
            <text:p>0,238588914642075</text:p>
          </table:table-cell>
          <table:table-cell/>
        </table:table-row>
        <table:table-row table:style-name="ro1">
          <table:table-cell office:value-type="float" office:value="-0.0339921" calcext:value-type="float">
            <text:p>-0,0339921</text:p>
          </table:table-cell>
          <table:table-cell office:value-type="float" office:value="-0.0197293" calcext:value-type="float">
            <text:p>-0,019729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LOG(ABS([.A24])/ABS([.B24]))" office:value-type="float" office:value="0.236266319057237" calcext:value-type="float">
            <text:p>0,236266319057237</text:p>
          </table:table-cell>
          <table:table-cell/>
        </table:table-row>
        <table:table-row table:style-name="ro1">
          <table:table-cell office:value-type="float" office:value="-0.0335245" calcext:value-type="float">
            <text:p>-0,0335245</text:p>
          </table:table-cell>
          <table:table-cell office:value-type="float" office:value="-0.0193396" calcext:value-type="float">
            <text:p>-0,019339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LOG(ABS([.A25])/ABS([.B25]))" office:value-type="float" office:value="0.238914821953488" calcext:value-type="float">
            <text:p>0,238914821953488</text:p>
          </table:table-cell>
          <table:table-cell/>
        </table:table-row>
        <table:table-row table:style-name="ro1">
          <table:table-cell office:value-type="float" office:value="-0.0331348" calcext:value-type="float">
            <text:p>-0,0331348</text:p>
          </table:table-cell>
          <table:table-cell office:value-type="float" office:value="-0.0191837" calcext:value-type="float">
            <text:p>-0,019183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LOG(ABS([.A26])/ABS([.B26]))" office:value-type="float" office:value="0.2373519793644" calcext:value-type="float">
            <text:p>0,2373519793644</text:p>
          </table:table-cell>
          <table:table-cell/>
        </table:table-row>
        <table:table-row table:style-name="ro1">
          <table:table-cell office:value-type="float" office:value="-0.0320436" calcext:value-type="float">
            <text:p>-0,0320436</text:p>
          </table:table-cell>
          <table:table-cell office:value-type="float" office:value="-0.018716" calcext:value-type="float">
            <text:p>-0,01871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LOG(ABS([.A27])/ABS([.B27]))" office:value-type="float" office:value="0.233528265283649" calcext:value-type="float">
            <text:p>0,233528265283649</text:p>
          </table:table-cell>
          <table:table-cell/>
        </table:table-row>
        <table:table-row table:style-name="ro1">
          <table:table-cell office:value-type="float" office:value="-0.0321995" calcext:value-type="float">
            <text:p>-0,0321995</text:p>
          </table:table-cell>
          <table:table-cell office:value-type="float" office:value="-0.018716" calcext:value-type="float">
            <text:p>-0,01871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LOG(ABS([.A28])/ABS([.B28]))" office:value-type="float" office:value="0.235636091420195" calcext:value-type="float">
            <text:p>0,235636091420195</text:p>
          </table:table-cell>
          <table:table-cell/>
        </table:table-row>
        <table:table-row table:style-name="ro1">
          <table:table-cell office:value-type="float" office:value="-0.0323554" calcext:value-type="float">
            <text:p>-0,0323554</text:p>
          </table:table-cell>
          <table:table-cell office:value-type="float" office:value="-0.018716" calcext:value-type="float">
            <text:p>-0,01871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LOG(ABS([.A29])/ABS([.B29]))" office:value-type="float" office:value="0.237733736722273" calcext:value-type="float">
            <text:p>0,237733736722273</text:p>
          </table:table-cell>
          <table:table-cell/>
        </table:table-row>
        <table:table-row table:style-name="ro1">
          <table:table-cell office:value-type="float" office:value="-0.0325892" calcext:value-type="float">
            <text:p>-0,0325892</text:p>
          </table:table-cell>
          <table:table-cell office:value-type="float" office:value="-0.0188719" calcext:value-type="float">
            <text:p>-0,018871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LOG(ABS([.A30])/ABS([.B30]))" office:value-type="float" office:value="0.23725807292305" calcext:value-type="float">
            <text:p>0,23725807292305</text:p>
          </table:table-cell>
          <table:table-cell/>
        </table:table-row>
        <table:table-row table:style-name="ro1">
          <table:table-cell office:value-type="float" office:value="-0.032823" calcext:value-type="float">
            <text:p>-0,032823</text:p>
          </table:table-cell>
          <table:table-cell office:value-type="float" office:value="-0.0189499" calcext:value-type="float">
            <text:p>-0,018949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LOG(ABS([.A31])/ABS([.B31]))" office:value-type="float" office:value="0.238571350246523" calcext:value-type="float">
            <text:p>0,238571350246523</text:p>
          </table:table-cell>
          <table:table-cell/>
        </table:table-row>
        <table:table-row table:style-name="ro1">
          <table:table-cell office:value-type="float" office:value="-0.0332127" calcext:value-type="float">
            <text:p>-0,0332127</text:p>
          </table:table-cell>
          <table:table-cell office:value-type="float" office:value="-0.0191837" calcext:value-type="float">
            <text:p>-0,019183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LOG(ABS([.A32])/ABS([.B32]))" office:value-type="float" office:value="0.238371808466824" calcext:value-type="float">
            <text:p>0,238371808466824</text:p>
          </table:table-cell>
          <table:table-cell/>
        </table:table-row>
        <table:table-row table:style-name="ro1">
          <table:table-cell office:value-type="float" office:value="-0.0335245" calcext:value-type="float">
            <text:p>-0,0335245</text:p>
          </table:table-cell>
          <table:table-cell office:value-type="float" office:value="-0.0194175" calcext:value-type="float">
            <text:p>-0,019417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LOG(ABS([.A33])/ABS([.B33]))" office:value-type="float" office:value="0.237168995475282" calcext:value-type="float">
            <text:p>0,237168995475282</text:p>
          </table:table-cell>
          <table:table-cell/>
        </table:table-row>
        <table:table-row table:style-name="ro1">
          <table:table-cell office:value-type="float" office:value="-0.034148" calcext:value-type="float">
            <text:p>-0,034148</text:p>
          </table:table-cell>
          <table:table-cell office:value-type="float" office:value="-0.0196513" calcext:value-type="float">
            <text:p>-0,019651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LOG(ABS([.A34])/ABS([.B34]))" office:value-type="float" office:value="0.239973987038112" calcext:value-type="float">
            <text:p>0,239973987038112</text:p>
          </table:table-cell>
          <table:table-cell/>
        </table:table-row>
        <table:table-row table:style-name="ro1">
          <table:table-cell office:value-type="float" office:value="-0.0356288" calcext:value-type="float">
            <text:p>-0,0356288</text:p>
          </table:table-cell>
          <table:table-cell office:value-type="float" office:value="-0.020119" calcext:value-type="float">
            <text:p>-0,02011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LOG(ABS([.A35])/ABS([.B35]))" office:value-type="float" office:value="0.248194804656184" calcext:value-type="float">
            <text:p>0,248194804656184</text:p>
          </table:table-cell>
          <table:table-cell/>
        </table:table-row>
        <table:table-row table:style-name="ro1">
          <table:table-cell office:value-type="float" office:value="-0.0351612" calcext:value-type="float">
            <text:p>-0,0351612</text:p>
          </table:table-cell>
          <table:table-cell office:value-type="float" office:value="-0.0201969" calcext:value-type="float">
            <text:p>-0,020196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LOG(ABS([.A36])/ABS([.B36]))" office:value-type="float" office:value="0.240778973307296" calcext:value-type="float">
            <text:p>0,240778973307296</text:p>
          </table:table-cell>
          <table:table-cell/>
        </table:table-row>
        <table:table-row table:style-name="ro1">
          <table:table-cell office:value-type="float" office:value="-0.0358626" calcext:value-type="float">
            <text:p>-0,0358626</text:p>
          </table:table-cell>
          <table:table-cell office:value-type="float" office:value="-0.0205086" calcext:value-type="float">
            <text:p>-0,020508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LOG(ABS([.A37])/ABS([.B37]))" office:value-type="float" office:value="0.242705757569246" calcext:value-type="float">
            <text:p>0,242705757569246</text:p>
          </table:table-cell>
          <table:table-cell/>
        </table:table-row>
        <table:table-row table:style-name="ro1">
          <table:table-cell office:value-type="float" office:value="-0.0363302" calcext:value-type="float">
            <text:p>-0,0363302</text:p>
          </table:table-cell>
          <table:table-cell office:value-type="float" office:value="-0.0208204" calcext:value-type="float">
            <text:p>-0,020820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LOG(ABS([.A38])/ABS([.B38]))" office:value-type="float" office:value="0.241778719798856" calcext:value-type="float">
            <text:p>0,241778719798856</text:p>
          </table:table-cell>
          <table:table-cell/>
        </table:table-row>
        <table:table-row table:style-name="ro1">
          <table:table-cell office:value-type="float" office:value="-0.0369537" calcext:value-type="float">
            <text:p>-0,0369537</text:p>
          </table:table-cell>
          <table:table-cell office:value-type="float" office:value="-0.0211322" calcext:value-type="float">
            <text:p>-0,021132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LOG(ABS([.A39])/ABS([.B39]))" office:value-type="float" office:value="0.242713216472495" calcext:value-type="float">
            <text:p>0,242713216472495</text:p>
          </table:table-cell>
          <table:table-cell/>
        </table:table-row>
        <table:table-row table:style-name="ro1">
          <table:table-cell office:value-type="float" office:value="-0.0374993" calcext:value-type="float">
            <text:p>-0,0374993</text:p>
          </table:table-cell>
          <table:table-cell office:value-type="float" office:value="-0.021288" calcext:value-type="float">
            <text:p>-0,02128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LOG(ABS([.A40])/ABS([.B40]))" office:value-type="float" office:value="0.245888299278393" calcext:value-type="float">
            <text:p>0,245888299278393</text:p>
          </table:table-cell>
          <table:table-cell/>
        </table:table-row>
        <table:table-row table:style-name="ro1">
          <table:table-cell office:value-type="float" office:value="-0.037967" calcext:value-type="float">
            <text:p>-0,037967</text:p>
          </table:table-cell>
          <table:table-cell office:value-type="float" office:value="-0.0215219" calcext:value-type="float">
            <text:p>-0,02152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LOG(ABS([.A41])/ABS([.B41]))" office:value-type="float" office:value="0.246525673142682" calcext:value-type="float">
            <text:p>0,246525673142682</text:p>
          </table:table-cell>
          <table:table-cell/>
        </table:table-row>
        <table:table-row table:style-name="ro1">
          <table:table-cell office:value-type="float" office:value="-0.0384346" calcext:value-type="float">
            <text:p>-0,0384346</text:p>
          </table:table-cell>
          <table:table-cell office:value-type="float" office:value="-0.0217557" calcext:value-type="float">
            <text:p>-0,021755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LOG(ABS([.A42])/ABS([.B42]))" office:value-type="float" office:value="0.247149304115346" calcext:value-type="float">
            <text:p>0,247149304115346</text:p>
          </table:table-cell>
          <table:table-cell/>
        </table:table-row>
        <table:table-row table:style-name="ro1">
          <table:table-cell office:value-type="float" office:value="-0.0392919" calcext:value-type="float">
            <text:p>-0,0392919</text:p>
          </table:table-cell>
          <table:table-cell office:value-type="float" office:value="-0.0222233" calcext:value-type="float">
            <text:p>-0,022223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LOG(ABS([.A43])/ABS([.B43]))" office:value-type="float" office:value="0.247494481077052" calcext:value-type="float">
            <text:p>0,247494481077052</text:p>
          </table:table-cell>
          <table:table-cell/>
        </table:table-row>
        <table:table-row table:style-name="ro1">
          <table:table-cell office:value-type="float" office:value="-0.0395257" calcext:value-type="float">
            <text:p>-0,0395257</text:p>
          </table:table-cell>
          <table:table-cell office:value-type="float" office:value="-0.0223013" calcext:value-type="float">
            <text:p>-0,022301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LOG(ABS([.A44])/ABS([.B44]))" office:value-type="float" office:value="0.248549390100245" calcext:value-type="float">
            <text:p>0,248549390100245</text:p>
          </table:table-cell>
          <table:table-cell/>
        </table:table-row>
        <table:table-row table:style-name="ro1">
          <table:table-cell office:value-type="float" office:value="-0.0400713" calcext:value-type="float">
            <text:p>-0,0400713</text:p>
          </table:table-cell>
          <table:table-cell office:value-type="float" office:value="-0.022613" calcext:value-type="float">
            <text:p>-0,02261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LOG(ABS([.A45])/ABS([.B45]))" office:value-type="float" office:value="0.248475249382136" calcext:value-type="float">
            <text:p>0,248475249382136</text:p>
          </table:table-cell>
          <table:table-cell/>
        </table:table-row>
        <table:table-row table:style-name="ro1">
          <table:table-cell office:value-type="float" office:value="-0.040539" calcext:value-type="float">
            <text:p>-0,040539</text:p>
          </table:table-cell>
          <table:table-cell office:value-type="float" office:value="-0.0228468" calcext:value-type="float">
            <text:p>-0,022846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LOG(ABS([.A46])/ABS([.B46]))" office:value-type="float" office:value="0.249047651571871" calcext:value-type="float">
            <text:p>0,249047651571871</text:p>
          </table:table-cell>
          <table:table-cell/>
        </table:table-row>
        <table:table-row table:style-name="ro1">
          <table:table-cell office:value-type="float" office:value="-0.0412404" calcext:value-type="float">
            <text:p>-0,0412404</text:p>
          </table:table-cell>
          <table:table-cell office:value-type="float" office:value="-0.0231586" calcext:value-type="float">
            <text:p>-0,023158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LOG(ABS([.A47])/ABS([.B47]))" office:value-type="float" office:value="0.250610567379657" calcext:value-type="float">
            <text:p>0,250610567379657</text:p>
          </table:table-cell>
          <table:table-cell/>
        </table:table-row>
        <table:table-row table:style-name="ro1">
          <table:table-cell office:value-type="float" office:value="-0.0418639" calcext:value-type="float">
            <text:p>-0,0418639</text:p>
          </table:table-cell>
          <table:table-cell office:value-type="float" office:value="-0.0233924" calcext:value-type="float">
            <text:p>-0,023392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LOG(ABS([.A48])/ABS([.B48]))" office:value-type="float" office:value="0.252764902746208" calcext:value-type="float">
            <text:p>0,252764902746208</text:p>
          </table:table-cell>
          <table:table-cell/>
        </table:table-row>
        <table:table-row table:style-name="ro1">
          <table:table-cell office:value-type="float" office:value="-0.0425653" calcext:value-type="float">
            <text:p>-0,0425653</text:p>
          </table:table-cell>
          <table:table-cell office:value-type="float" office:value="-0.0237821" calcext:value-type="float">
            <text:p>-0,023782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LOG(ABS([.A49])/ABS([.B49]))" office:value-type="float" office:value="0.252805497724765" calcext:value-type="float">
            <text:p>0,252805497724765</text:p>
          </table:table-cell>
          <table:table-cell/>
        </table:table-row>
        <table:table-row table:style-name="ro1">
          <table:table-cell office:value-type="float" office:value="-0.0431889" calcext:value-type="float">
            <text:p>-0,0431889</text:p>
          </table:table-cell>
          <table:table-cell office:value-type="float" office:value="-0.0240939" calcext:value-type="float">
            <text:p>-0,024093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LOG(ABS([.A50])/ABS([.B50]))" office:value-type="float" office:value="0.25346503942041" calcext:value-type="float">
            <text:p>0,25346503942041</text:p>
          </table:table-cell>
          <table:table-cell/>
        </table:table-row>
        <table:table-row table:style-name="ro1">
          <table:table-cell office:value-type="float" office:value="-0.0435786" calcext:value-type="float">
            <text:p>-0,0435786</text:p>
          </table:table-cell>
          <table:table-cell office:value-type="float" office:value="-0.0242497" calcext:value-type="float">
            <text:p>-0,024249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LOG(ABS([.A51])/ABS([.B51]))" office:value-type="float" office:value="0.254566903860836" calcext:value-type="float">
            <text:p>0,254566903860836</text:p>
          </table:table-cell>
          <table:table-cell/>
        </table:table-row>
        <table:table-row table:style-name="ro1">
          <table:table-cell office:value-type="float" office:value="-0.0490343" calcext:value-type="float">
            <text:p>-0,0490343</text:p>
          </table:table-cell>
          <table:table-cell office:value-type="float" office:value="-0.0272114" calcext:value-type="float">
            <text:p>-0,027211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LOG(ABS([.A52])/ABS([.B52]))" office:value-type="float" office:value="0.255749093431085" calcext:value-type="float">
            <text:p>0,255749093431085</text:p>
          </table:table-cell>
          <table:table-cell/>
        </table:table-row>
        <table:table-row table:style-name="ro1">
          <table:table-cell office:value-type="float" office:value="-0.0502034" calcext:value-type="float">
            <text:p>-0,0502034</text:p>
          </table:table-cell>
          <table:table-cell office:value-type="float" office:value="-0.027757" calcext:value-type="float">
            <text:p>-0,02775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LOG(ABS([.A53])/ABS([.B53]))" office:value-type="float" office:value="0.257360605111381" calcext:value-type="float">
            <text:p>0,257360605111381</text:p>
          </table:table-cell>
          <table:table-cell/>
        </table:table-row>
        <table:table-row table:style-name="ro1">
          <table:table-cell office:value-type="float" office:value="-0.0510607" calcext:value-type="float">
            <text:p>-0,0510607</text:p>
          </table:table-cell>
          <table:table-cell office:value-type="float" office:value="-0.0281467" calcext:value-type="float">
            <text:p>-0,028146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LOG(ABS([.A54])/ABS([.B54]))" office:value-type="float" office:value="0.258659280088667" calcext:value-type="float">
            <text:p>0,258659280088667</text:p>
          </table:table-cell>
          <table:table-cell/>
        </table:table-row>
        <table:table-row table:style-name="ro1">
          <table:table-cell office:value-type="float" office:value="-0.0521519" calcext:value-type="float">
            <text:p>-0,0521519</text:p>
          </table:table-cell>
          <table:table-cell office:value-type="float" office:value="-0.0285364" calcext:value-type="float">
            <text:p>-0,028536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LOG(ABS([.A55])/ABS([.B55]))" office:value-type="float" office:value="0.261870951324731" calcext:value-type="float">
            <text:p>0,261870951324731</text:p>
          </table:table-cell>
          <table:table-cell/>
        </table:table-row>
        <table:table-row table:style-name="ro1">
          <table:table-cell office:value-type="float" office:value="-0.0533209" calcext:value-type="float">
            <text:p>-0,0533209</text:p>
          </table:table-cell>
          <table:table-cell office:value-type="float" office:value="-0.029004" calcext:value-type="float">
            <text:p>-0,02900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LOG(ABS([.A56])/ABS([.B56]))" office:value-type="float" office:value="0.2644395747767" calcext:value-type="float">
            <text:p>0,2644395747767</text:p>
          </table:table-cell>
          <table:table-cell/>
        </table:table-row>
        <table:table-row table:style-name="ro1">
          <table:table-cell office:value-type="float" office:value="-0.05449" calcext:value-type="float">
            <text:p>-0,05449</text:p>
          </table:table-cell>
          <table:table-cell office:value-type="float" office:value="-0.0296275" calcext:value-type="float">
            <text:p>-0,029627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LOG(ABS([.A57])/ABS([.B57]))" office:value-type="float" office:value="0.264621801108879" calcext:value-type="float">
            <text:p>0,264621801108879</text:p>
          </table:table-cell>
          <table:table-cell/>
        </table:table-row>
        <table:table-row table:style-name="ro1">
          <table:table-cell office:value-type="float" office:value="-0.055737" calcext:value-type="float">
            <text:p>-0,055737</text:p>
          </table:table-cell>
          <table:table-cell office:value-type="float" office:value="-0.0300952" calcext:value-type="float">
            <text:p>-0,030095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LOG(ABS([.A58])/ABS([.B58]))" office:value-type="float" office:value="0.267646355640629" calcext:value-type="float">
            <text:p>0,267646355640629</text:p>
          </table:table-cell>
          <table:table-cell/>
        </table:table-row>
        <table:table-row table:style-name="ro1">
          <table:table-cell office:value-type="float" office:value="-0.0576076" calcext:value-type="float">
            <text:p>-0,0576076</text:p>
          </table:table-cell>
          <table:table-cell office:value-type="float" office:value="-0.0310304" calcext:value-type="float">
            <text:p>-0,031030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LOG(ABS([.A59])/ABS([.B59]))" office:value-type="float" office:value="0.268692408457235" calcext:value-type="float">
            <text:p>0,268692408457235</text:p>
          </table:table-cell>
          <table:table-cell/>
        </table:table-row>
        <table:table-row table:style-name="ro1">
          <table:table-cell office:value-type="float" office:value="-0.0604134" calcext:value-type="float">
            <text:p>-0,0604134</text:p>
          </table:table-cell>
          <table:table-cell office:value-type="float" office:value="-0.0322774" calcext:value-type="float">
            <text:p>-0,032277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LOG(ABS([.A60])/ABS([.B60]))" office:value-type="float" office:value="0.272234733742557" calcext:value-type="float">
            <text:p>0,272234733742557</text:p>
          </table:table-cell>
          <table:table-cell/>
        </table:table-row>
        <table:table-row table:style-name="ro1">
          <table:table-cell office:value-type="float" office:value="-0.0600237" calcext:value-type="float">
            <text:p>-0,0600237</text:p>
          </table:table-cell>
          <table:table-cell office:value-type="float" office:value="-0.031576" calcext:value-type="float">
            <text:p>-0,03157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LOG(ABS([.A61])/ABS([.B61]))" office:value-type="float" office:value="0.278965649445057" calcext:value-type="float">
            <text:p>0,278965649445057</text:p>
          </table:table-cell>
          <table:table-cell/>
        </table:table-row>
        <table:table-row table:style-name="ro1">
          <table:table-cell office:value-type="float" office:value="-0.0549576" calcext:value-type="float">
            <text:p>-0,0549576</text:p>
          </table:table-cell>
          <table:table-cell office:value-type="float" office:value="-0.0283805" calcext:value-type="float">
            <text:p>-0,028380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LOG(ABS([.A62])/ABS([.B62]))" office:value-type="float" office:value="0.287007716340878" calcext:value-type="float">
            <text:p>0,287007716340878</text:p>
          </table:table-cell>
          <table:table-cell/>
        </table:table-row>
        <table:table-row table:style-name="ro1">
          <table:table-cell office:value-type="float" office:value="-0.045605" calcext:value-type="float">
            <text:p>-0,045605</text:p>
          </table:table-cell>
          <table:table-cell office:value-type="float" office:value="-0.0229248" calcext:value-type="float">
            <text:p>-0,022924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LOG(ABS([.A63])/ABS([.B63]))" office:value-type="float" office:value="0.29870690456596" calcext:value-type="float">
            <text:p>0,29870690456596</text:p>
          </table:table-cell>
          <table:table-cell/>
        </table:table-row>
        <table:table-row table:style-name="ro1">
          <table:table-cell office:value-type="float" office:value="-0.0361744" calcext:value-type="float">
            <text:p>-0,0361744</text:p>
          </table:table-cell>
          <table:table-cell office:value-type="float" office:value="-0.0173911" calcext:value-type="float">
            <text:p>-0,017391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LOG(ABS([.A64])/ABS([.B64]))" office:value-type="float" office:value="0.318074284185426" calcext:value-type="float">
            <text:p>0,318074284185426</text:p>
          </table:table-cell>
          <table:table-cell/>
        </table:table-row>
        <table:table-row table:style-name="ro1">
          <table:table-cell office:value-type="float" office:value="-0.0321215" calcext:value-type="float">
            <text:p>-0,0321215</text:p>
          </table:table-cell>
          <table:table-cell office:value-type="float" office:value="-0.0141177" calcext:value-type="float">
            <text:p>-0,014117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LOG(ABS([.A65])/ABS([.B65]))" office:value-type="float" office:value="0.357031868696722" calcext:value-type="float">
            <text:p>0,357031868696722</text:p>
          </table:table-cell>
          <table:table-cell/>
        </table:table-row>
        <table:table-row table:style-name="ro1">
          <table:table-cell office:value-type="float" office:value="-0.0334465" calcext:value-type="float">
            <text:p>-0,0334465</text:p>
          </table:table-cell>
          <table:table-cell office:value-type="float" office:value="-0.0127147" calcext:value-type="float">
            <text:p>-0,012714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LOG(ABS([.A66])/ABS([.B66]))" office:value-type="float" office:value="0.420044560283638" calcext:value-type="float">
            <text:p>0,420044560283638</text:p>
          </table:table-cell>
          <table:table-cell/>
        </table:table-row>
        <table:table-row table:style-name="ro1">
          <table:table-cell office:value-type="float" office:value="-0.0339141" calcext:value-type="float">
            <text:p>-0,0339141</text:p>
          </table:table-cell>
          <table:table-cell office:value-type="float" office:value="-0.0106104" calcext:value-type="float">
            <text:p>-0,010610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LOG(ABS([.A67])/ABS([.B67]))" office:value-type="float" office:value="0.504648539788132" calcext:value-type="float">
            <text:p>0,504648539788132</text:p>
          </table:table-cell>
          <table:table-cell/>
        </table:table-row>
        <table:table-row table:style-name="ro1">
          <table:table-cell office:value-type="float" office:value="-0.0290819" calcext:value-type="float">
            <text:p>-0,0290819</text:p>
          </table:table-cell>
          <table:table-cell office:value-type="float" office:value="-0.0064017" calcext:value-type="float">
            <text:p>-0,006401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LOG(ABS([.A68])/ABS([.B68]))" office:value-type="float" office:value="0.657327458622042" calcext:value-type="float">
            <text:p>0,657327458622042</text:p>
          </table:table-cell>
          <table:table-cell/>
        </table:table-row>
        <table:table-row table:style-name="ro1">
          <table:table-cell office:value-type="float" office:value="-0.0289261" calcext:value-type="float">
            <text:p>-0,0289261</text:p>
          </table:table-cell>
          <table:table-cell office:value-type="float" office:value="-0.0037518" calcext:value-type="float">
            <text:p>-0,003751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LOG(ABS([.A69])/ABS([.B69]))" office:value-type="float" office:value="0.887050204198077" calcext:value-type="float">
            <text:p>0,887050204198077</text:p>
          </table:table-cell>
          <table:table-cell/>
        </table:table-row>
        <table:table-row table:style-name="ro1">
          <table:table-cell office:value-type="float" office:value="-0.0286922" calcext:value-type="float">
            <text:p>-0,0286922</text:p>
          </table:table-cell>
          <table:table-cell office:value-type="float" office:value="-0.0014136" calcext:value-type="float">
            <text:p>-0,001413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LOG(ABS([.A70])/ABS([.B70]))" office:value-type="float" office:value="1.30743731294037" calcext:value-type="float">
            <text:p>1,30743731294037</text:p>
          </table:table-cell>
          <table:table-cell/>
        </table:table-row>
        <table:table-row table:style-name="ro1">
          <table:table-cell office:value-type="float" office:value="-0.0281467" calcext:value-type="float">
            <text:p>-0,0281467</text:p>
          </table:table-cell>
          <table:table-cell office:value-type="float" office:value="-0.0000107" calcext:value-type="float">
            <text:p>-0,000010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LOG(ABS([.A71])/ABS([.B71]))" office:value-type="float" office:value="3.42004370655361" calcext:value-type="float">
            <text:p>3,42004370655361</text:p>
          </table:table-cell>
          <table:table-cell/>
        </table:table-row>
        <table:table-row table:style-name="ro1">
          <table:table-cell office:value-type="float" office:value="-0.027757" calcext:value-type="float">
            <text:p>-0,027757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LOG(ABS([.A72])/ABS([.B72]))" office:value-type="float" office:value="1.96466176989212" calcext:value-type="float">
            <text:p>1,96466176989212</text:p>
          </table:table-cell>
          <table:table-cell/>
        </table:table-row>
        <table:table-row table:style-name="ro1">
          <table:table-cell office:value-type="float" office:value="-0.0272114" calcext:value-type="float">
            <text:p>-0,0272114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LOG(ABS([.A73])/ABS([.B73]))" office:value-type="float" office:value="1.85611167641417" calcext:value-type="float">
            <text:p>1,85611167641417</text:p>
          </table:table-cell>
          <table:table-cell/>
        </table:table-row>
        <table:table-row table:style-name="ro1">
          <table:table-cell office:value-type="float" office:value="-0.0266658" calcext:value-type="float">
            <text:p>-0,0266658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LOG(ABS([.A74])/ABS([.B74]))" office:value-type="float" office:value="1.84731540750418" calcext:value-type="float">
            <text:p>1,84731540750418</text:p>
          </table:table-cell>
          <table:table-cell/>
        </table:table-row>
        <table:table-row table:style-name="ro1">
          <table:table-cell office:value-type="float" office:value="-0.0267438" calcext:value-type="float">
            <text:p>-0,0267438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LOG(ABS([.A75])/ABS([.B75]))" office:value-type="float" office:value="1.84858390581427" calcext:value-type="float">
            <text:p>1,84858390581427</text:p>
          </table:table-cell>
          <table:table-cell/>
        </table:table-row>
        <table:table-row table:style-name="ro1">
          <table:table-cell office:value-type="float" office:value="-0.0300952" calcext:value-type="float">
            <text:p>-0,0300952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LOG(ABS([.A76])/ABS([.B76]))" office:value-type="float" office:value="1.89985802384019" calcext:value-type="float">
            <text:p>1,89985802384019</text:p>
          </table:table-cell>
          <table:table-cell/>
        </table:table-row>
        <table:table-row table:style-name="ro1">
          <table:table-cell office:value-type="float" office:value="-0.0294716" calcext:value-type="float">
            <text:p>-0,0294716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LOG(ABS([.A77])/ABS([.B77]))" office:value-type="float" office:value="1.99069295863064" calcext:value-type="float">
            <text:p>1,99069295863064</text:p>
          </table:table-cell>
          <table:table-cell/>
        </table:table-row>
        <table:table-row table:style-name="ro1">
          <table:table-cell office:value-type="float" office:value="-0.0286922" calcext:value-type="float">
            <text:p>-0,0286922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LOG(ABS([.A78])/ABS([.B78]))" office:value-type="float" office:value="1.879124639471" calcext:value-type="float">
            <text:p>1,879124639471</text:p>
          </table:table-cell>
          <table:table-cell/>
        </table:table-row>
        <table:table-row table:style-name="ro1">
          <table:table-cell office:value-type="float" office:value="-0.0279908" calcext:value-type="float">
            <text:p>-0,0279908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LOG(ABS([.A79])/ABS([.B79]))" office:value-type="float" office:value="1.86837610116763" calcext:value-type="float">
            <text:p>1,86837610116763</text:p>
          </table:table-cell>
          <table:table-cell/>
        </table:table-row>
        <table:table-row table:style-name="ro1">
          <table:table-cell office:value-type="float" office:value="-0.0272114" calcext:value-type="float">
            <text:p>-0,0272114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LOG(ABS([.A80])/ABS([.B80]))" office:value-type="float" office:value="1.95604013086948" calcext:value-type="float">
            <text:p>1,95604013086948</text:p>
          </table:table-cell>
          <table:table-cell/>
        </table:table-row>
        <table:table-row table:style-name="ro1">
          <table:table-cell office:value-type="float" office:value="-0.026432" calcext:value-type="float">
            <text:p>-0,026432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LOG(ABS([.A81])/ABS([.B81]))" office:value-type="float" office:value="1.84349081567222" calcext:value-type="float">
            <text:p>1,84349081567222</text:p>
          </table:table-cell>
          <table:table-cell/>
        </table:table-row>
        <table:table-row table:style-name="ro1">
          <table:table-cell office:value-type="float" office:value="-0.0256526" calcext:value-type="float">
            <text:p>-0,0256526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LOG(ABS([.A82])/ABS([.B82]))" office:value-type="float" office:value="1.93042063375684" calcext:value-type="float">
            <text:p>1,93042063375684</text:p>
          </table:table-cell>
          <table:table-cell/>
        </table:table-row>
        <table:table-row table:style-name="ro1">
          <table:table-cell office:value-type="float" office:value="-0.0248733" calcext:value-type="float">
            <text:p>-0,0248733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LOG(ABS([.A83])/ABS([.B83]))" office:value-type="float" office:value="1.81709419800853" calcext:value-type="float">
            <text:p>1,81709419800853</text:p>
          </table:table-cell>
          <table:table-cell/>
        </table:table-row>
        <table:table-row table:style-name="ro1">
          <table:table-cell office:value-type="float" office:value="-0.0243276" calcext:value-type="float">
            <text:p>-0,0243276</text:p>
          </table:table-cell>
          <table:table-cell office:value-type="float" office:value="0.0002231" calcext:value-type="float">
            <text:p>0,000223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LOG(ABS([.A84])/ABS([.B84]))" office:value-type="float" office:value="2.03759969614109" calcext:value-type="float">
            <text:p>2,03759969614109</text:p>
          </table:table-cell>
          <table:table-cell/>
        </table:table-row>
        <table:table-row table:style-name="ro1">
          <table:table-cell office:value-type="float" office:value="-0.0239379" calcext:value-type="float">
            <text:p>-0,0239379</text:p>
          </table:table-cell>
          <table:table-cell office:value-type="float" office:value="0.0001452" calcext:value-type="float">
            <text:p>0,000145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LOG(ABS([.A85])/ABS([.B85]))" office:value-type="float" office:value="2.21711943202816" calcext:value-type="float">
            <text:p>2,21711943202816</text:p>
          </table:table-cell>
          <table:table-cell/>
        </table:table-row>
        <table:table-row table:style-name="ro1">
          <table:table-cell office:value-type="float" office:value="-0.0236262" calcext:value-type="float">
            <text:p>-0,0236262</text:p>
          </table:table-cell>
          <table:table-cell office:value-type="float" office:value="-0.0000107" calcext:value-type="float">
            <text:p>-0,000010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LOG(ABS([.A86])/ABS([.B86]))" office:value-type="float" office:value="3.34401009833813" calcext:value-type="float">
            <text:p>3,34401009833813</text:p>
          </table:table-cell>
          <table:table-cell/>
        </table:table-row>
        <table:table-row table:style-name="ro1">
          <table:table-cell office:value-type="float" office:value="-0.0229248" calcext:value-type="float">
            <text:p>-0,0229248</text:p>
          </table:table-cell>
          <table:table-cell office:value-type="float" office:value="-0.0002445" calcext:value-type="float">
            <text:p>-0,000244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LOG(ABS([.A87])/ABS([.B87]))" office:value-type="float" office:value="1.97202669203726" calcext:value-type="float">
            <text:p>1,97202669203726</text:p>
          </table:table-cell>
          <table:table-cell/>
        </table:table-row>
        <table:table-row table:style-name="ro1">
          <table:table-cell office:value-type="float" office:value="-0.0224571" calcext:value-type="float">
            <text:p>-0,0224571</text:p>
          </table:table-cell>
          <table:table-cell office:value-type="float" office:value="-0.0004783" calcext:value-type="float">
            <text:p>-0,000478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LOG(ABS([.A88])/ABS([.B88]))" office:value-type="float" office:value="1.67165329201011" calcext:value-type="float">
            <text:p>1,67165329201011</text:p>
          </table:table-cell>
          <table:table-cell/>
        </table:table-row>
        <table:table-row table:style-name="ro1">
          <table:table-cell office:value-type="float" office:value="-0.0218336" calcext:value-type="float">
            <text:p>-0,0218336</text:p>
          </table:table-cell>
          <table:table-cell office:value-type="float" office:value="-0.000868" calcext:value-type="float">
            <text:p>-0,00086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LOG(ABS([.A89])/ABS([.B89]))" office:value-type="float" office:value="1.40060562442332" calcext:value-type="float">
            <text:p>1,40060562442332</text:p>
          </table:table-cell>
          <table:table-cell/>
        </table:table-row>
        <table:table-row table:style-name="ro1">
          <table:table-cell office:value-type="float" office:value="-0.0209763" calcext:value-type="float">
            <text:p>-0,0209763</text:p>
          </table:table-cell>
          <table:table-cell office:value-type="float" office:value="-0.0011798" calcext:value-type="float">
            <text:p>-0,0011798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LOG(ABS([.A90])/ABS([.B90]))" office:value-type="float" office:value="1.24992049377398" calcext:value-type="float">
            <text:p>1,24992049377398</text:p>
          </table:table-cell>
          <table:table-cell/>
        </table:table-row>
        <table:table-row table:style-name="ro1">
          <table:table-cell office:value-type="float" office:value="-0.0202748" calcext:value-type="float">
            <text:p>-0,0202748</text:p>
          </table:table-cell>
          <table:table-cell office:value-type="float" office:value="-0.0014915" calcext:value-type="float">
            <text:p>-0,001491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LOG(ABS([.A91])/ABS([.B91]))" office:value-type="float" office:value="1.1333333211247" calcext:value-type="float">
            <text:p>1,1333333211247</text:p>
          </table:table-cell>
          <table:table-cell/>
        </table:table-row>
        <table:table-row table:style-name="ro1">
          <table:table-cell office:value-type="float" office:value="-0.0193396" calcext:value-type="float">
            <text:p>-0,0193396</text:p>
          </table:table-cell>
          <table:table-cell office:value-type="float" office:value="-0.0018812" calcext:value-type="float">
            <text:p>-0,001881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LOG(ABS([.A92])/ABS([.B92]))" office:value-type="float" office:value="1.01201251727432" calcext:value-type="float">
            <text:p>1,01201251727432</text:p>
          </table:table-cell>
          <table:table-cell/>
        </table:table-row>
        <table:table-row table:style-name="ro1">
          <table:table-cell office:value-type="float" office:value="-0.0178587" calcext:value-type="float">
            <text:p>-0,0178587</text:p>
          </table:table-cell>
          <table:table-cell office:value-type="float" office:value="-0.0023489" calcext:value-type="float">
            <text:p>-0,002348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LOG(ABS([.A93])/ABS([.B93]))" office:value-type="float" office:value="0.880985313921201" calcext:value-type="float">
            <text:p>0,880985313921201</text:p>
          </table:table-cell>
          <table:table-cell/>
        </table:table-row>
        <table:table-row table:style-name="ro1">
          <table:table-cell office:value-type="float" office:value="-0.0159882" calcext:value-type="float">
            <text:p>-0,0159882</text:p>
          </table:table-cell>
          <table:table-cell office:value-type="float" office:value="-0.0024268" calcext:value-type="float">
            <text:p>-0,002426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LOG(ABS([.A94])/ABS([.B94]))" office:value-type="float" office:value="0.818765586037667" calcext:value-type="float">
            <text:p>0,818765586037667</text:p>
          </table:table-cell>
          <table:table-cell/>
        </table:table-row>
        <table:table-row table:style-name="ro1">
          <table:table-cell office:value-type="float" office:value="-0.0141177" calcext:value-type="float">
            <text:p>-0,0141177</text:p>
          </table:table-cell>
          <table:table-cell office:value-type="float" office:value="-0.0026606" calcext:value-type="float">
            <text:p>-0,002660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LOG(ABS([.A95])/ABS([.B95]))" office:value-type="float" office:value="0.724784362188777" calcext:value-type="float">
            <text:p>0,724784362188777</text:p>
          </table:table-cell>
          <table:table-cell/>
        </table:table-row>
        <table:table-row table:style-name="ro1">
          <table:table-cell office:value-type="float" office:value="-0.012325" calcext:value-type="float">
            <text:p>-0,012325</text:p>
          </table:table-cell>
          <table:table-cell office:value-type="float" office:value="-0.0026606" calcext:value-type="float">
            <text:p>-0,002660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LOG(ABS([.A96])/ABS([.B96]))" office:value-type="float" office:value="0.665807341203459" calcext:value-type="float">
            <text:p>0,665807341203459</text:p>
          </table:table-cell>
          <table:table-cell/>
        </table:table-row>
        <table:table-row table:style-name="ro1">
          <table:table-cell office:value-type="float" office:value="-0.0107663" calcext:value-type="float">
            <text:p>-0,0107663</text:p>
          </table:table-cell>
          <table:table-cell office:value-type="float" office:value="-0.0026606" calcext:value-type="float">
            <text:p>-0,002660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LOG(ABS([.A97])/ABS([.B97]))" office:value-type="float" office:value="0.607086890399227" calcext:value-type="float">
            <text:p>0,607086890399227</text:p>
          </table:table-cell>
          <table:table-cell/>
        </table:table-row>
        <table:table-row table:style-name="ro1">
          <table:table-cell office:value-type="float" office:value="-0.009831" calcext:value-type="float">
            <text:p>-0,009831</text:p>
          </table:table-cell>
          <table:table-cell office:value-type="float" office:value="-0.0025827" calcext:value-type="float">
            <text:p>-0,002582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LOG(ABS([.A98])/ABS([.B98]))" office:value-type="float" office:value="0.580523733564518" calcext:value-type="float">
            <text:p>0,580523733564518</text:p>
          </table:table-cell>
          <table:table-cell/>
        </table:table-row>
        <table:table-row table:style-name="ro1">
          <table:table-cell office:value-type="float" office:value="-0.0092854" calcext:value-type="float">
            <text:p>-0,0092854</text:p>
          </table:table-cell>
          <table:table-cell office:value-type="float" office:value="-0.0025048" calcext:value-type="float">
            <text:p>-0,002504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LOG(ABS([.A99])/ABS([.B99]))" office:value-type="float" office:value="0.56902756257313" calcext:value-type="float">
            <text:p>0,56902756257313</text:p>
          </table:table-cell>
          <table:table-cell/>
        </table:table-row>
        <table:table-row table:style-name="ro1">
          <table:table-cell office:value-type="float" office:value="-0.0088958" calcext:value-type="float">
            <text:p>-0,0088958</text:p>
          </table:table-cell>
          <table:table-cell office:value-type="float" office:value="-0.0025048" calcext:value-type="float">
            <text:p>-0,002504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LOG(ABS([.A100])/ABS([.B100]))" office:value-type="float" office:value="0.550411955704576" calcext:value-type="float">
            <text:p>0,550411955704576</text:p>
          </table:table-cell>
          <table:table-cell/>
        </table:table-row>
        <table:table-row table:style-name="ro1">
          <table:table-cell office:value-type="float" office:value="-0.0086619" calcext:value-type="float">
            <text:p>-0,0086619</text:p>
          </table:table-cell>
          <table:table-cell office:value-type="float" office:value="-0.0026606" calcext:value-type="float">
            <text:p>-0,00266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LOG(ABS([.A101])/ABS([.B101]))" office:value-type="float" office:value="0.512633578829165" calcext:value-type="float">
            <text:p>0,512633578829165</text:p>
          </table:table-cell>
          <table:table-cell/>
        </table:table-row>
        <table:table-row table:style-name="ro1">
          <table:table-cell office:value-type="float" office:value="-0.0081943" calcext:value-type="float">
            <text:p>-0,0081943</text:p>
          </table:table-cell>
          <table:table-cell office:value-type="float" office:value="-0.0027386" calcext:value-type="float">
            <text:p>-0,002738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LOG(ABS([.A102])/ABS([.B102]))" office:value-type="float" office:value="0.475983255962365" calcext:value-type="float">
            <text:p>0,475983255962365</text:p>
          </table:table-cell>
          <table:table-cell/>
        </table:table-row>
        <table:table-row table:style-name="ro1">
          <table:table-cell office:value-type="float" office:value="-0.0076487" calcext:value-type="float">
            <text:p>-0,0076487</text:p>
          </table:table-cell>
          <table:table-cell office:value-type="float" office:value="-0.0025827" calcext:value-type="float">
            <text:p>-0,0025827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LOG(ABS([.A103])/ABS([.B103]))" office:value-type="float" office:value="0.471513664667993" calcext:value-type="float">
            <text:p>0,471513664667993</text:p>
          </table:table-cell>
          <table:table-cell/>
        </table:table-row>
        <table:table-row table:style-name="ro1">
          <table:table-cell office:value-type="float" office:value="-0.0071031" calcext:value-type="float">
            <text:p>-0,0071031</text:p>
          </table:table-cell>
          <table:table-cell office:value-type="float" office:value="-0.0025048" calcext:value-type="float">
            <text:p>-0,0025048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LOG(ABS([.A104])/ABS([.B104]))" office:value-type="float" office:value="0.452674874260364" calcext:value-type="float">
            <text:p>0,452674874260364</text:p>
          </table:table-cell>
          <table:table-cell/>
        </table:table-row>
        <table:table-row table:style-name="ro1">
          <table:table-cell office:value-type="float" office:value="-0.0065576" calcext:value-type="float">
            <text:p>-0,0065576</text:p>
          </table:table-cell>
          <table:table-cell office:value-type="float" office:value="-0.0023489" calcext:value-type="float">
            <text:p>-0,002348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LOG(ABS([.A105])/ABS([.B105]))" office:value-type="float" office:value="0.445880394178199" calcext:value-type="float">
            <text:p>0,445880394178199</text:p>
          </table:table-cell>
          <table:table-cell/>
        </table:table-row>
        <table:table-row table:style-name="ro1">
          <table:table-cell office:value-type="float" office:value="-0.006012" calcext:value-type="float">
            <text:p>-0,006012</text:p>
          </table:table-cell>
          <table:table-cell office:value-type="float" office:value="-0.002193" calcext:value-type="float">
            <text:p>-0,00219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LOG(ABS([.A106])/ABS([.B106]))" office:value-type="float" office:value="0.437980340237348" calcext:value-type="float">
            <text:p>0,437980340237348</text:p>
          </table:table-cell>
          <table:table-cell/>
        </table:table-row>
        <table:table-row table:style-name="ro1">
          <table:table-cell office:value-type="float" office:value="-0.0054665" calcext:value-type="float">
            <text:p>-0,0054665</text:p>
          </table:table-cell>
          <table:table-cell office:value-type="float" office:value="-0.0018812" calcext:value-type="float">
            <text:p>-0,001881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LOG(ABS([.A107])/ABS([.B107]))" office:value-type="float" office:value="0.463274382366726" calcext:value-type="float">
            <text:p>0,463274382366726</text:p>
          </table:table-cell>
          <table:table-cell/>
        </table:table-row>
        <table:table-row table:style-name="ro1">
          <table:table-cell office:value-type="float" office:value="-0.0049208" calcext:value-type="float">
            <text:p>-0,0049208</text:p>
          </table:table-cell>
          <table:table-cell office:value-type="float" office:value="-0.0018812" calcext:value-type="float">
            <text:p>-0,001881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LOG(ABS([.A108])/ABS([.B108]))" office:value-type="float" office:value="0.41760074394165" calcext:value-type="float">
            <text:p>0,41760074394165</text:p>
          </table:table-cell>
          <table:table-cell/>
        </table:table-row>
        <table:table-row table:style-name="ro1">
          <table:table-cell office:value-type="float" office:value="-0.0045311" calcext:value-type="float">
            <text:p>-0,0045311</text:p>
          </table:table-cell>
          <table:table-cell office:value-type="float" office:value="-0.0016474" calcext:value-type="float">
            <text:p>-0,001647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LOG(ABS([.A109])/ABS([.B109]))" office:value-type="float" office:value="0.439404585384522" calcext:value-type="float">
            <text:p>0,439404585384522</text:p>
          </table:table-cell>
          <table:table-cell/>
        </table:table-row>
        <table:table-row table:style-name="ro1">
          <table:table-cell office:value-type="float" office:value="-0.0040635" calcext:value-type="float">
            <text:p>-0,0040635</text:p>
          </table:table-cell>
          <table:table-cell office:value-type="float" office:value="-0.0013357" calcext:value-type="float">
            <text:p>-0,001335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LOG(ABS([.A110])/ABS([.B110]))" office:value-type="float" office:value="0.483191338116197" calcext:value-type="float">
            <text:p>0,483191338116197</text:p>
          </table:table-cell>
          <table:table-cell/>
        </table:table-row>
        <table:table-row table:style-name="ro1">
          <table:table-cell office:value-type="float" office:value="-0.0036739" calcext:value-type="float">
            <text:p>-0,0036739</text:p>
          </table:table-cell>
          <table:table-cell office:value-type="float" office:value="-0.0011019" calcext:value-type="float">
            <text:p>-0,001101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LOG(ABS([.A111])/ABS([.B111]))" office:value-type="float" office:value="0.522985147990506" calcext:value-type="float">
            <text:p>0,522985147990506</text:p>
          </table:table-cell>
          <table:table-cell/>
        </table:table-row>
        <table:table-row table:style-name="ro1">
          <table:table-cell office:value-type="float" office:value="-0.0031283" calcext:value-type="float">
            <text:p>-0,0031283</text:p>
          </table:table-cell>
          <table:table-cell office:value-type="float" office:value="-0.0007901" calcext:value-type="float">
            <text:p>-0,000790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LOG(ABS([.A112])/ABS([.B112]))" office:value-type="float" office:value="0.597626332878196" calcext:value-type="float">
            <text:p>0,597626332878196</text:p>
          </table:table-cell>
          <table:table-cell/>
        </table:table-row>
        <table:table-row table:style-name="ro1">
          <table:table-cell office:value-type="float" office:value="-0.0026606" calcext:value-type="float">
            <text:p>-0,0026606</text:p>
          </table:table-cell>
          <table:table-cell office:value-type="float" office:value="-0.0004783" calcext:value-type="float">
            <text:p>-0,000478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LOG(ABS([.A113])/ABS([.B113]))" office:value-type="float" office:value="0.745279205873844" calcext:value-type="float">
            <text:p>0,745279205873844</text:p>
          </table:table-cell>
          <table:table-cell/>
        </table:table-row>
        <table:table-row table:style-name="ro1">
          <table:table-cell office:value-type="float" office:value="-0.0023489" calcext:value-type="float">
            <text:p>-0,0023489</text:p>
          </table:table-cell>
          <table:table-cell office:value-type="float" office:value="-0.0003225" calcext:value-type="float">
            <text:p>-0,000322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LOG(ABS([.A114])/ABS([.B114]))" office:value-type="float" office:value="0.862334808929078" calcext:value-type="float">
            <text:p>0,862334808929078</text:p>
          </table:table-cell>
          <table:table-cell/>
        </table:table-row>
        <table:table-row table:style-name="ro1">
          <table:table-cell office:value-type="float" office:value="-0.0019592" calcext:value-type="float">
            <text:p>-0,0019592</text:p>
          </table:table-cell>
          <table:table-cell office:value-type="float" office:value="-0.0001666" calcext:value-type="float">
            <text:p>-0,0001666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LOG(ABS([.A115])/ABS([.B115]))" office:value-type="float" office:value="1.07040377504589" calcext:value-type="float">
            <text:p>1,07040377504589</text:p>
          </table:table-cell>
          <table:table-cell/>
        </table:table-row>
        <table:table-row table:style-name="ro1">
          <table:table-cell office:value-type="float" office:value="-0.0016474" calcext:value-type="float">
            <text:p>-0,0016474</text:p>
          </table:table-cell>
          <table:table-cell office:value-type="float" office:value="0.0000672" calcext:value-type="float">
            <text:p>0,000067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LOG(ABS([.A116])/ABS([.B116]))" office:value-type="float" office:value="1.38942978859384" calcext:value-type="float">
            <text:p>1,38942978859384</text:p>
          </table:table-cell>
          <table:table-cell/>
        </table:table-row>
        <table:table-row table:style-name="ro1">
          <table:table-cell office:value-type="float" office:value="-0.0013357" calcext:value-type="float">
            <text:p>-0,0013357</text:p>
          </table:table-cell>
          <table:table-cell office:value-type="float" office:value="0.0001452" calcext:value-type="float">
            <text:p>0,000145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LOG(ABS([.A117])/ABS([.B117]))" office:value-type="float" office:value="0.963742309608578" calcext:value-type="float">
            <text:p>0,963742309608578</text:p>
          </table:table-cell>
          <table:table-cell/>
        </table:table-row>
        <table:table-row table:style-name="ro1">
          <table:table-cell office:value-type="float" office:value="-0.0011798" calcext:value-type="float">
            <text:p>-0,0011798</text:p>
          </table:table-cell>
          <table:table-cell office:value-type="float" office:value="0.0002231" calcext:value-type="float">
            <text:p>0,000223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LOG(ABS([.A118])/ABS([.B118]))" office:value-type="float" office:value="0.723308821549291" calcext:value-type="float">
            <text:p>0,723308821549291</text:p>
          </table:table-cell>
          <table:table-cell/>
        </table:table-row>
        <table:table-row table:style-name="ro1">
          <table:table-cell office:value-type="float" office:value="-0.000946" calcext:value-type="float">
            <text:p>-0,000946</text:p>
          </table:table-cell>
          <table:table-cell office:value-type="float" office:value="0.0001452" calcext:value-type="float">
            <text:p>0,000145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LOG(ABS([.A119])/ABS([.B119]))" office:value-type="float" office:value="0.813924520037718" calcext:value-type="float">
            <text:p>0,813924520037718</text:p>
          </table:table-cell>
          <table:table-cell/>
        </table:table-row>
        <table:table-row table:style-name="ro1">
          <table:table-cell office:value-type="float" office:value="-0.0007122" calcext:value-type="float">
            <text:p>-0,0007122</text:p>
          </table:table-cell>
          <table:table-cell office:value-type="float" office:value="0.0002231" calcext:value-type="float">
            <text:p>0,0002231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LOG(ABS([.A120])/ABS([.B120]))" office:value-type="float" office:value="0.504102399054397" calcext:value-type="float">
            <text:p>0,504102399054397</text:p>
          </table:table-cell>
          <table:table-cell/>
        </table:table-row>
        <table:table-row table:style-name="ro1">
          <table:table-cell office:value-type="float" office:value="-0.0005563" calcext:value-type="float">
            <text:p>-0,0005563</text:p>
          </table:table-cell>
          <table:table-cell office:value-type="float" office:value="0.0002231" calcext:value-type="float">
            <text:p>0,000223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LOG(ABS([.A121])/ABS([.B121]))" office:value-type="float" office:value="0.39680948965699" calcext:value-type="float">
            <text:p>0,39680948965699</text:p>
          </table:table-cell>
          <table:table-cell/>
        </table:table-row>
        <table:table-row table:style-name="ro1">
          <table:table-cell office:value-type="float" office:value="-0.0004004" calcext:value-type="float">
            <text:p>-0,0004004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LOG(ABS([.A122])/ABS([.B122]))" office:value-type="float" office:value="0.123783313294522" calcext:value-type="float">
            <text:p>0,123783313294522</text:p>
          </table:table-cell>
          <table:table-cell/>
        </table:table-row>
        <table:table-row table:style-name="ro1">
          <table:table-cell office:value-type="float" office:value="-0.0003225" calcext:value-type="float">
            <text:p>-0,0003225</text:p>
          </table:table-cell>
          <table:table-cell office:value-type="float" office:value="0.0002231" calcext:value-type="float">
            <text:p>0,000223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LOG(ABS([.A123])/ABS([.B123]))" office:value-type="float" office:value="0.160030148687449" calcext:value-type="float">
            <text:p>0,160030148687449</text:p>
          </table:table-cell>
          <table:table-cell/>
        </table:table-row>
        <table:table-row table:style-name="ro1">
          <table:table-cell office:value-type="float" office:value="0.0001452" calcext:value-type="float">
            <text:p>0,0001452</text:p>
          </table:table-cell>
          <table:table-cell office:value-type="float" office:value="0.0003011" calcext:value-type="float">
            <text:p>0,000301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LOG(ABS([.A124])/ABS([.B124]))" office:value-type="float" office:value="-0.316744139148684" calcext:value-type="float">
            <text:p>-0,316744139148684</text:p>
          </table:table-cell>
          <table:table-cell/>
        </table:table-row>
        <table:table-row table:style-name="ro1">
          <table:table-cell office:value-type="float" office:value="0.0001452" calcext:value-type="float">
            <text:p>0,0001452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LOG(ABS([.A125])/ABS([.B125]))" office:value-type="float" office:value="-0.416672593603997" calcext:value-type="float">
            <text:p>-0,416672593603997</text:p>
          </table:table-cell>
          <table:table-cell/>
        </table:table-row>
        <table:table-row table:style-name="ro1">
          <table:table-cell office:value-type="float" office:value="0.0002231" calcext:value-type="float">
            <text:p>0,0002231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LOG(ABS([.A126])/ABS([.B126]))" office:value-type="float" office:value="-0.230139639684235" calcext:value-type="float">
            <text:p>-0,230139639684235</text:p>
          </table:table-cell>
          <table:table-cell/>
        </table:table-row>
        <table:table-row table:style-name="ro1">
          <table:table-cell office:value-type="float" office:value="0.0003011" calcext:value-type="float">
            <text:p>0,0003011</text:p>
          </table:table-cell>
          <table:table-cell office:value-type="float" office:value="0.000379" calcext:value-type="float">
            <text:p>0,00037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LOG(ABS([.A127])/ABS([.B127]))" office:value-type="float" office:value="-0.099928454455313" calcext:value-type="float">
            <text:p>-0,099928454455313</text:p>
          </table:table-cell>
          <table:table-cell/>
        </table:table-row>
        <table:table-row table:style-name="ro1">
          <table:table-cell table:number-columns-repeated="2" office:value-type="float" office:value="0.000379" calcext:value-type="float">
            <text:p>0,00037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LOG(ABS([.A128])/ABS([.B128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379" calcext:value-type="float">
            <text:p>0,000379</text:p>
          </table:table-cell>
          <table:table-cell office:value-type="float" office:value="0.0004569" calcext:value-type="float">
            <text:p>0,000456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LOG(ABS([.A129])/ABS([.B129]))" office:value-type="float" office:value="-0.0811819480876327" calcext:value-type="float">
            <text:p>-0,0811819480876327</text:p>
          </table:table-cell>
          <table:table-cell/>
        </table:table-row>
        <table:table-row table:style-name="ro1">
          <table:table-cell table:number-columns-repeated="2" office:value-type="float" office:value="0.0004569" calcext:value-type="float">
            <text:p>0,000456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LOG(ABS([.A130])/ABS([.B130])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.0004569" calcext:value-type="float">
            <text:p>0,000456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LOG(ABS([.A131])/ABS([.B131])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5">
      <number:day number:style="long"/>
      <number:text>-</number:text>
      <number:month number:textual="true"/>
    </number:date-style>
    <number:time-style style:name="N107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1:40:48.727000000</meta:creation-date>
    <dc:date>2023-03-23T10:53:59.486000000</dc:date>
    <meta:editing-duration>PT25M15S</meta:editing-duration>
    <meta:editing-cycles>2</meta:editing-cycles>
    <meta:generator>LibreOffice/7.4.0.3$Windows_X86_64 LibreOffice_project/f85e47c08ddd19c015c0114a68350214f7066f5a</meta:generator>
    <meta:document-statistic meta:table-count="1" meta:cell-count="52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2cm" svg:y="4.198cm" style:legend-expansion="high" chart:style-name="ch2"/>
        <chart:plot-area chart:style-name="ch3" table:cell-range-address="Feuille1.E2:Feuille1.F131 Feuille1.F1:Feuille1.F1" chart:data-source-has-labels="row" svg:x="0.32cm" svg:y="0.18cm" svg:width="12.132cm" svg:height="8.64cm">
          <chart:coordinate-region svg:x="1.185cm" svg:y="0.382cm" svg:width="10.979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F2:Feuille1.F131" chart:label-cell-address="Feuille1.F1:Feuille1.F1" chart:class="chart:scatter">
            <chart:domain table:cell-range-address="Feuille1.E2:Feuille1.E131"/>
            <chart:data-point chart:repeated="1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Absorbanc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E2:Feuille1.E131</svg:desc>
                </draw:g>
              </table:table-cell>
              <table:table-cell office:value-type="float" office:value="0.226875535410199">
                <text:p>0.226875535410199</text:p>
                <draw:g>
                  <svg:desc>Feuille1.F2:Feuille1.F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25024037175315">
                <text:p>0.225024037175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5990413455713">
                <text:p>0.225990413455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27484589356279">
                <text:p>0.227484589356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7451487820715">
                <text:p>0.227451487820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28979441186828">
                <text:p>0.228979441186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29578095350047">
                <text:p>0.229578095350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27947100582008">
                <text:p>0.227947100582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29332128779561">
                <text:p>0.229332128779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29388556613459">
                <text:p>0.229388556613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2662112324406">
                <text:p>0.22662112324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27265550841417">
                <text:p>0.227265550841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26482353462786">
                <text:p>0.226482353462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28700503311873">
                <text:p>0.228700503311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30055983110446">
                <text:p>0.230055983110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30700636274719">
                <text:p>0.230700636274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33876873430356">
                <text:p>0.233876873430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34248038442919">
                <text:p>0.234248038442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36699609034289">
                <text:p>0.236699609034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37436454274743">
                <text:p>0.237436454274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3752602947467">
                <text:p>0.23752602947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38588914642075">
                <text:p>0.238588914642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6266319057237">
                <text:p>0.236266319057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38914821953488">
                <text:p>0.238914821953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373519793644">
                <text:p>0.2373519793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33528265283649">
                <text:p>0.233528265283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35636091420195">
                <text:p>0.235636091420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37733736722273">
                <text:p>0.237733736722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3725807292305">
                <text:p>0.237258072923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38571350246523">
                <text:p>0.238571350246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38371808466824">
                <text:p>0.238371808466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37168995475282">
                <text:p>0.237168995475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39973987038112">
                <text:p>0.239973987038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48194804656184">
                <text:p>0.248194804656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40778973307296">
                <text:p>0.240778973307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42705757569246">
                <text:p>0.242705757569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41778719798856">
                <text:p>0.241778719798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42713216472495">
                <text:p>0.242713216472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45888299278393">
                <text:p>0.2458882992783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46525673142682">
                <text:p>0.246525673142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47149304115346">
                <text:p>0.247149304115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47494481077052">
                <text:p>0.2474944810770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48549390100245">
                <text:p>0.2485493901002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48475249382136">
                <text:p>0.248475249382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49047651571871">
                <text:p>0.249047651571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50610567379657">
                <text:p>0.2506105673796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52764902746208">
                <text:p>0.2527649027462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52805497724765">
                <text:p>0.252805497724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5346503942041">
                <text:p>0.25346503942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54566903860836">
                <text:p>0.254566903860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55749093431085">
                <text:p>0.255749093431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57360605111381">
                <text:p>0.257360605111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58659280088667">
                <text:p>0.258659280088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61870951324731">
                <text:p>0.2618709513247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644395747767">
                <text:p>0.26443957477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64621801108879">
                <text:p>0.2646218011088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67646355640629">
                <text:p>0.2676463556406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68692408457235">
                <text:p>0.268692408457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72234733742557">
                <text:p>0.272234733742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78965649445057">
                <text:p>0.278965649445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87007716340878">
                <text:p>0.287007716340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9870690456596">
                <text:p>0.29870690456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18074284185426">
                <text:p>0.318074284185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57031868696722">
                <text:p>0.3570318686967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20044560283638">
                <text:p>0.4200445602836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04648539788132">
                <text:p>0.5046485397881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57327458622042">
                <text:p>0.6573274586220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87050204198077">
                <text:p>0.887050204198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0743731294037">
                <text:p>1.30743731294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42004370655361">
                <text:p>3.42004370655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96466176989212">
                <text:p>1.964661769892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85611167641417">
                <text:p>1.856111676414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84731540750418">
                <text:p>1.84731540750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84858390581427">
                <text:p>1.84858390581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89985802384019">
                <text:p>1.899858023840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99069295863064">
                <text:p>1.99069295863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879124639471">
                <text:p>1.8791246394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86837610116763">
                <text:p>1.868376101167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95604013086948">
                <text:p>1.95604013086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84349081567222">
                <text:p>1.84349081567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93042063375684">
                <text:p>1.93042063375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81709419800853">
                <text:p>1.817094198008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03759969614109">
                <text:p>2.03759969614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21711943202816">
                <text:p>2.21711943202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34401009833813">
                <text:p>3.344010098338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97202669203726">
                <text:p>1.972026692037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67165329201011">
                <text:p>1.671653292010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0060562442332">
                <text:p>1.40060562442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24992049377398">
                <text:p>1.24992049377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1333333211247">
                <text:p>1.1333333211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1201251727432">
                <text:p>1.012012517274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880985313921201">
                <text:p>0.8809853139212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18765586037667">
                <text:p>0.818765586037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24784362188777">
                <text:p>0.724784362188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65807341203459">
                <text:p>0.6658073412034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07086890399227">
                <text:p>0.6070868903992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80523733564518">
                <text:p>0.580523733564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6902756257313">
                <text:p>0.56902756257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50411955704576">
                <text:p>0.5504119557045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12633578829165">
                <text:p>0.5126335788291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75983255962365">
                <text:p>0.4759832559623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71513664667993">
                <text:p>0.4715136646679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52674874260364">
                <text:p>0.4526748742603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45880394178199">
                <text:p>0.445880394178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37980340237348">
                <text:p>0.437980340237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63274382366726">
                <text:p>0.4632743823667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1760074394165">
                <text:p>0.417600743941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39404585384522">
                <text:p>0.4394045853845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83191338116197">
                <text:p>0.483191338116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22985147990506">
                <text:p>0.5229851479905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97626332878196">
                <text:p>0.597626332878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45279205873844">
                <text:p>0.7452792058738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862334808929078">
                <text:p>0.862334808929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07040377504589">
                <text:p>1.070403775045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38942978859384">
                <text:p>1.389429788593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963742309608578">
                <text:p>0.9637423096085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723308821549291">
                <text:p>0.723308821549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813924520037718">
                <text:p>0.8139245200377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04102399054397">
                <text:p>0.5041023990543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39680948965699">
                <text:p>0.39680948965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23783313294522">
                <text:p>0.1237833132945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60030148687449">
                <text:p>0.1600301486874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0.316744139148684">
                <text:p>-0.316744139148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0.416672593603997">
                <text:p>-0.4166725936039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0.230139639684235">
                <text:p>-0.2301396396842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0.099928454455313">
                <text:p>-0.0999284544553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0.0811819480876327">
                <text:p>-0.08118194808763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